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38a" officeooo:paragraph-rsid="0018338a"/>
    </style:style>
    <style:style style:name="T1" style:family="text">
      <style:text-properties officeooo:rsid="00183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valami ami velem történt</text:span></text:p>
      <text:p text:style-name="P1">- <text:span text:style-name="T1">valami ami egy barátommal történ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18:39:57.796000000</meta:creation-date>
    <dc:date>2025-03-31T18:42:18.091000000</dc:date>
    <meta:editing-duration>PT2M20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" meta:word-count="11" meta:character-count="61" meta:non-whitespace-character-count="52"/>
  </office:meta>
</office:document-meta>
</file>